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G Times" svg:font-family="'CG Times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fo:language="uk" fo:country="UA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 style:list-style-name="L2">
      <style:text-properties fo:font-size="14pt" fo:language="uk" fo:country="UA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style:font-size-asian="14pt" style:language-asian="zxx" style:country-asian="none" style:font-weight-asian="normal" style:font-size-complex="14pt" style:language-complex="zxx" style:country-complex="none"/>
    </style:style>
    <style:style style:name="P5" style:family="paragraph" style:parent-style-name="Standard">
      <style:text-properties fo:color="#000000"/>
    </style:style>
    <style:style style:name="P6" style:family="paragraph" style:parent-style-name="Standard" style:list-style-name="L4"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 style:list-style-name="L3">
      <style:text-properties fo:color="#000000" fo:font-size="14pt" style:font-size-asian="14pt" style:font-size-complex="14pt"/>
    </style:style>
    <style:style style:name="P9" style:family="paragraph" style:parent-style-name="Standard" style:list-style-name="L5">
      <style:text-properties fo:color="#000000" fo:font-size="14pt" style:font-size-asian="14pt" style:font-size-complex="14pt"/>
    </style:style>
    <style:style style:name="P10" style:family="paragraph" style:parent-style-name="Heading_20_3" style:list-style-name="L2">
      <style:paragraph-properties fo:text-align="justify" style:justify-single-word="false"/>
      <style:text-properties fo:font-size="14pt" fo:language="uk" fo:country="UA" fo:font-weight="normal" style:font-size-asian="14pt" style:language-asian="zxx" style:country-asian="none" style:font-weight-asian="normal" style:font-size-complex="14pt" style:language-complex="zxx" style:country-complex="none"/>
    </style:style>
    <style:style style:name="T1" style:family="text">
      <style:text-properties fo:color="#000000"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color="#000000"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Verdana" fo:font-size="14pt" fo:letter-spacing="normal" fo:language="uk" fo:country="UA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language="uk" fo:country="UA"/>
    </style:style>
    <style:style style:name="T5" style:family="text">
      <style:text-properties fo:language="uk" fo:country="UA" style:language-asian="zxx" style:country-asian="none" style:language-complex="zxx" style:country-complex="none"/>
    </style:style>
    <style:style style:name="T6" style:family="text">
      <style:text-properties fo:language="uk" fo:country="UA" fo:font-weight="normal" style:language-asian="zxx" style:country-asian="none" style:font-weight-asian="normal" style:language-complex="zxx" style:country-complex="none"/>
    </style:style>
    <style:style style:name="T7" style:family="text">
      <style:text-properties fo:language="uk" fo:country="UA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size="14pt" fo:language="uk" fo:country="UA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uk" fo:country="UA" style:font-size-asian="14pt" style:font-size-complex="14pt"/>
    </style:style>
    <style:style style:name="T10" style:family="text">
      <style:text-properties fo:font-size="14pt" fo:language="uk" fo:country="UA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1" style:family="text">
      <style:text-properties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font-size="14pt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3" style:family="text">
      <style:text-properties style:font-name="Verdana" fo:font-size="10pt" fo:language="uk" fo:country="UA" fo:font-style="normal" fo:font-weight="normal"/>
    </style:style>
    <style:style style:name="T14" style:family="text">
      <style:text-properties style:font-name="Verdana" fo:font-size="10pt" fo:font-style="normal" fo:font-weight="normal"/>
    </style:style>
    <style:style style:name="T15" style:family="text">
      <style:text-properties style:font-name="CG Times" fo:font-size="10pt" fo:font-style="normal" fo:font-weight="normal"/>
    </style:style>
    <style:style style:name="T16" style:family="text">
      <style:text-properties style:language-asian="zxx" style:country-asian="none" style:language-complex="zxx" style:country-complex="none"/>
    </style:style>
    <style:style style:name="T17" style:family="text">
      <style:text-properties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7">9.9 </text:span><text:span text:style-name="T8">Виконання передпроектних робіт на ОІД є першим етапом створення комплексу ТЗІ, де передбачається:</text:span></text:p>
      <text:list xml:id="list677277731" text:style-name="L4">
        <text:list-item>
          <text:p text:style-name="P6"><text:span text:style-name="T9">проведення обстеження на діючому ОІД;</text:span></text:p>
        </text:list-item>
      </text:list>
      <text:list xml:id="list1231738109" text:style-name="L3">
        <text:list-item>
          <text:p text:style-name="P8"><text:span text:style-name="T4">розроблення моделі загроз для ІзОД або доповнення до діючої моделі загроз відповідно до положень НД системи ТЗІ;</text:span></text:p>
        </text:list-item>
        <text:list-item>
          <text:p text:style-name="P8"><text:span text:style-name="T4">розроблення технічних завдань на створення комплексу ТЗІ (технічних вимог з питань ТЗІ).</text:span></text:p>
        </text:list-item>
      </text:list>
      <text:p text:style-name="P7"><text:span text:style-name="T5">Метою обстеження є підготовка вихідних даних для формування вимог щодо створення комплексу ТЗІ.</text:span></text:p>
      <text:p text:style-name="P7"><text:span text:style-name="T16">Під час обстеження проводять аналіз:</text:span></text:p>
      <text:list xml:id="list968525845" text:style-name="L5">
        <text:list-item>
          <text:p text:style-name="P9"><text:span text:style-name="T4">умов функціонування ОІД, особливостей розташування його на <text:s/>місцевості, відносно меж </text:span>контрольован<text:span text:style-name="T4">ої</text:span> зон<text:span text:style-name="T4">и (КЗ), архітектурно-будівельних особливостей тощо;</text:span></text:p>
        </text:list-item>
        <text:list-item>
          <text:p text:style-name="P9"><text:span text:style-name="T4">технічних засобів, що оброблятимуть ІзОД, та технічних засобів, які не використовують безпосередньо для її оброблення, визначають місця їх розташування на ОІД;</text:span></text:p>
        </text:list-item>
        <text:list-item>
          <text:p text:style-name="P9"><text:span text:style-name="T4">розташування інженерних комунікацій та металоконструкцій, виявляють транзитні, незадіяні (повітряні, зовнішні, підземні) комунікації (для опрацювання пропозицій щодо їх вилучення чи доопрацювання), а також такі, що виходять за межі КЗ;</text:span></text:p>
        </text:list-item>
        <text:list-item>
          <text:p text:style-name="P9"><text:span text:style-name="T4">необхідності впровадження інженерних і технічних заходів захисту від витоку ІзОД технічними каналами.</text:span></text:p>
        </text:list-item>
      </text:list>
      <text:p text:style-name="P7"><text:span text:style-name="T5"><text:s/></text:span><text:span text:style-name="T5">Результати обстеження на ОІД викладають в акті, форму та зміст якого наведено у додатку 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G Times" svg:font-family="'CG Times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1:09:40</dc:date>
    <dc:creator>mark </dc:creator>
    <meta:editing-duration>PT39M59S</meta:editing-duration>
    <meta:editing-cycles>56</meta:editing-cycles>
    <meta:document-statistic meta:table-count="0" meta:image-count="0" meta:object-count="0" meta:page-count="1" meta:paragraph-count="11" meta:word-count="160" meta:character-count="1211" meta:non-whitespace-character-count="1062"/>
  </office:meta>
</office:document-meta>
</file>